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20pt" officeooo:rsid="0018d2b0" officeooo:paragraph-rsid="0018d2b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20pt" officeooo:rsid="001a2b9b" officeooo:paragraph-rsid="001a2b9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20pt" officeooo:rsid="001bdfb2" officeooo:paragraph-rsid="001bdfb2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20pt" officeooo:rsid="002278e2" officeooo:paragraph-rsid="002278e2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20pt" fo:font-style="italic" officeooo:rsid="001a2b9b" officeooo:paragraph-rsid="001a2b9b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officeooo:rsid="00147188" officeooo:paragraph-rsid="00147188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47188" officeooo:paragraph-rsid="00152a42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77ca3" officeooo:paragraph-rsid="0020cbf7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30f2e2" officeooo:paragraph-rsid="00152a42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35bc71" officeooo:paragraph-rsid="00152a42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950e" fo:font-size="20pt" officeooo:rsid="00177ca3" officeooo:paragraph-rsid="00177ca3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20pt" officeooo:rsid="002278e2" officeooo:paragraph-rsid="00251750" style:font-size-asian="20pt" style:font-size-complex="20pt"/>
    </style:style>
    <style:style style:name="T1" style:family="text">
      <style:text-properties officeooo:rsid="0032df55"/>
    </style:style>
    <style:style style:name="T2" style:family="text">
      <style:text-properties officeooo:rsid="00152a42"/>
    </style:style>
    <style:style style:name="T3" style:family="text">
      <style:text-properties fo:color="#0000cc"/>
    </style:style>
    <style:style style:name="T4" style:family="text">
      <style:text-properties fo:color="#ff3333"/>
    </style:style>
    <style:style style:name="T5" style:family="text">
      <style:text-properties fo:color="#009933"/>
    </style:style>
    <style:style style:name="T6" style:family="text">
      <style:text-properties fo:color="#9900ff"/>
    </style:style>
    <style:style style:name="T7" style:family="text">
      <style:text-properties fo:color="#9900ff" officeooo:rsid="00152a42"/>
    </style:style>
    <style:style style:name="T8" style:family="text">
      <style:text-properties fo:color="#ff950e"/>
    </style:style>
    <style:style style:name="T9" style:family="text">
      <style:text-properties fo:color="#ff950e" officeooo:rsid="00152a42"/>
    </style:style>
    <style:style style:name="T10" style:family="text">
      <style:text-properties fo:color="#ff950e" officeooo:rsid="0017c785"/>
    </style:style>
    <style:style style:name="T11" style:family="text">
      <style:text-properties fo:font-style="italic" officeooo:rsid="0018d2b0" style:font-style-asian="italic" style:font-style-complex="italic"/>
    </style:style>
    <style:style style:name="T12" style:family="text">
      <style:text-properties fo:font-style="italic" officeooo:rsid="001a2b9b" style:font-style-asian="italic" style:font-style-complex="italic"/>
    </style:style>
    <style:style style:name="T13" style:family="text">
      <style:text-properties fo:font-style="italic" fo:font-weight="bold" officeooo:rsid="00246bac" style:font-style-asian="italic" style:font-weight-asian="bold" style:font-style-complex="italic" style:font-weight-complex="bold"/>
    </style:style>
    <style:style style:name="T14" style:family="text">
      <style:text-properties officeooo:rsid="001a2b9b"/>
    </style:style>
    <style:style style:name="T15" style:family="text">
      <style:text-properties officeooo:rsid="0021ab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nuary 23, 2020 at 11 AM PT &lt;=&gt; 23 janvier 2020 à 20h (CET)<text:tab/><text:span text:style-name="T11">#on ajoute </text:span><text:span text:style-name="T13">9</text:span><text:span text:style-name="T11"> heures</text:span></text:p>
      <text:p text:style-name="P6">2020-12-08 at 7 AM ET &lt;=&gt; 8 décembre 2020 à 13h (CET)<text:tab/><text:tab/><text:span text:style-name="T11">#on ajoute </text:span><text:span text:style-name="T13">6</text:span><text:span text:style-name="T11"> heures</text:span></text:p>
      <text:p text:style-name="P6"/>
      <text:p text:style-name="P9">1000€ &lt;=&gt; $1,108.<text:span text:style-name="T1">24 (USD) &lt;=&gt; </text:span>$1,450.20 <text:span text:style-name="T2">(CAD)</text:span></text:p>
      <text:p text:style-name="P10">$1 = 100¢</text:p>
      <text:p text:style-name="P9"/>
      <text:p text:style-name="P7">(<text:span text:style-name="T3">213</text:span>) <text:span text:style-name="T4">974</text:span>-<text:span text:style-name="T5">3211</text:span> <text:span text:style-name="T2">&lt;=&gt; +</text:span><text:span text:style-name="T7">1</text:span><text:span text:style-name="T2"> 213 974 3211 &lt;=&gt; </text:span><text:span text:style-name="T9">00 </text:span><text:span text:style-name="T2">1 213 974 3211</text:span></text:p>
      <text:p text:style-name="P8"><text:span text:style-name="T3">area code<text:tab/></text:span><text:span text:style-name="T4">central office code<text:tab/></text:span><text:span text:style-name="T5">line number<text:tab/></text:span><text:span text:style-name="T6">country code<text:tab/></text:span></text:p>
      <text:p text:style-name="P8"><text:span text:style-name="T8">international call prefix (from </text:span><text:span text:style-name="T10">european</text:span><text:span text:style-name="T8"> countries)</text:span></text:p>
      <text:p text:style-name="P11"/>
      <text:p text:style-name="P1">1 mile <text:span text:style-name="T14">(mi) </text:span>&lt;=&gt; <text:span text:style-name="T14">1.61 kilomètres</text:span></text:p>
      <text:p text:style-name="P2">1 inch (in or ″) &lt;=&gt; 2.54 <text:span text:style-name="T15">centimètres</text:span></text:p>
      <text:p text:style-name="P12">1 foot (ft <text:span text:style-name="T12">or ′</text:span>) &lt;=&gt; 30.5 centimètres</text:p>
      <text:p text:style-name="P4">1 pound (lb) &lt;=&gt; 454 grammes</text:p>
      <text:p text:style-name="P5">180 <text:span text:style-name="T15">centimètres</text:span> &lt;=&gt; 5.91 feet (ft or ′)</text:p>
      <text:p text:style-name="P5">100 kilogrammes &lt;=&gt; 220 pounds (lb)</text:p>
      <text:p text:style-name="P2"/>
      <text:p text:style-name="P3">25 °C &lt;=&gt; 77 °F</text:p>
      <text:p text:style-name="P3">Freezing water : 0 °C &lt;=&gt; 32 °F </text:p>
      <text:p text:style-name="P3">Boiling water : 100 °C &lt;=&gt; 212 °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42:45.650000000</meta:creation-date>
    <dc:date>2020-01-22T16:26:13.490000000</dc:date>
    <meta:editing-duration>PT29M58S</meta:editing-duration>
    <meta:editing-cycles>18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6" meta:word-count="135" meta:character-count="657" meta:non-whitespace-character-count="535"/>
  </office:meta>
</office:document-meta>
</file>